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rsid="0027d42c" officeooo:paragraph-rsid="0027d42c"/>
    </style:style>
    <style:style style:name="P3" style:family="paragraph" style:parent-style-name="Standard">
      <style:text-properties fo:language="pl" fo:country="PL" officeooo:paragraph-rsid="002a887a"/>
    </style:style>
    <style:style style:name="P4" style:family="paragraph" style:parent-style-name="Standard">
      <style:text-properties fo:language="pl" fo:country="PL" officeooo:rsid="003f5dc6" officeooo:paragraph-rsid="00343946"/>
    </style:style>
    <style:style style:name="P5" style:family="paragraph" style:parent-style-name="Standard">
      <style:text-properties fo:language="pl" fo:country="PL" officeooo:paragraph-rsid="01b4470b"/>
    </style:style>
    <style:style style:name="P6" style:family="paragraph" style:parent-style-name="Standard">
      <style:text-properties fo:language="pl" fo:country="PL" style:text-underline-style="none" fo:font-weight="normal" officeooo:rsid="01bbc026" officeooo:paragraph-rsid="01bbc026" style:font-weight-asian="normal" style:font-weight-complex="normal"/>
    </style:style>
    <style:style style:name="P7" style:family="paragraph" style:parent-style-name="Standard">
      <style:text-properties fo:language="pl" fo:country="PL" style:text-underline-style="none" fo:font-weight="normal" officeooo:rsid="01b939ec" officeooo:paragraph-rsid="01b6b6f3" style:font-weight-asian="normal" style:font-weight-complex="normal"/>
    </style:style>
    <style:style style:name="P8" style:family="paragraph" style:parent-style-name="Standard">
      <style:text-properties fo:language="pl" fo:country="PL" style:text-underline-style="none" fo:font-weight="normal" officeooo:rsid="01b6b6f3" officeooo:paragraph-rsid="01b4470b" style:font-weight-asian="normal" style:font-weight-complex="normal"/>
    </style:style>
    <style:style style:name="P9" style:family="paragraph" style:parent-style-name="Standard">
      <style:text-properties fo:language="pl" fo:country="PL" style:text-underline-style="none" fo:font-weight="normal" officeooo:rsid="01bcbe4b" officeooo:paragraph-rsid="01bcbe4b" style:font-weight-asian="normal" style:font-weight-complex="normal"/>
    </style:style>
    <style:style style:name="P10" style:family="paragraph" style:parent-style-name="Standard">
      <style:text-properties fo:language="pl" fo:country="PL" style:text-underline-style="none" fo:font-weight="normal" officeooo:rsid="01bb140b" officeooo:paragraph-rsid="01bbc026" style:font-weight-asian="normal" style:font-weight-complex="normal"/>
    </style:style>
    <style:style style:name="P11" style:family="paragraph" style:parent-style-name="Standard">
      <style:text-properties fo:language="pl" fo:country="PL" style:text-underline-style="none" fo:font-weight="normal" officeooo:rsid="01bd1f16" officeooo:paragraph-rsid="01bd1f16" style:font-weight-asian="normal" style:font-weight-complex="normal"/>
    </style:style>
    <style:style style:name="P12" style:family="paragraph" style:parent-style-name="Standard">
      <style:text-properties fo:language="pl" fo:country="PL" style:text-underline-style="none" fo:font-weight="normal" officeooo:rsid="01be9c25" officeooo:paragraph-rsid="01be9c25" style:font-weight-asian="normal" style:font-weight-complex="normal"/>
    </style:style>
    <style:style style:name="P13" style:family="paragraph" style:parent-style-name="Standard">
      <style:text-properties fo:language="pl" fo:country="PL" style:text-underline-style="none" fo:font-weight="normal" officeooo:rsid="01bf797d" officeooo:paragraph-rsid="01bf797d" style:font-weight-asian="normal" style:font-weight-complex="normal"/>
    </style:style>
    <style:style style:name="P14" style:family="paragraph" style:parent-style-name="Standard">
      <style:text-properties fo:language="pl" fo:country="PL" style:text-underline-style="none" fo:font-weight="normal" officeooo:rsid="01c1063e" officeooo:paragraph-rsid="01c1063e" style:font-weight-asian="normal" style:font-weight-complex="normal"/>
    </style:style>
    <style:style style:name="P15" style:family="paragraph" style:parent-style-name="Standard">
      <style:text-properties fo:language="pl" fo:country="PL" style:text-underline-style="none" fo:font-weight="normal" officeooo:rsid="01c301de" officeooo:paragraph-rsid="01c301de" style:font-weight-asian="normal" style:font-weight-complex="normal"/>
    </style:style>
    <style:style style:name="P16" style:family="paragraph" style:parent-style-name="Standard">
      <style:text-properties fo:language="pl" fo:country="PL" style:text-underline-style="none" fo:font-weight="normal" officeooo:rsid="01c428f8" officeooo:paragraph-rsid="01c428f8" style:font-weight-asian="normal" style:font-weight-complex="normal"/>
    </style:style>
    <style:style style:name="P17" style:family="paragraph" style:parent-style-name="Standard">
      <style:text-properties fo:language="pl" fo:country="PL" style:text-underline-style="none" fo:font-weight="normal" officeooo:rsid="01c4ee84" officeooo:paragraph-rsid="01c4ee84" style:font-weight-asian="normal" style:font-weight-complex="normal"/>
    </style:style>
    <style:style style:name="P18" style:family="paragraph" style:parent-style-name="Standard">
      <style:text-properties fo:language="pl" fo:country="PL" style:text-underline-style="none" fo:font-weight="normal" officeooo:rsid="01c543f4" officeooo:paragraph-rsid="01c543f4" style:font-weight-asian="normal" style:font-weight-complex="normal"/>
    </style:style>
    <style:style style:name="P19" style:family="paragraph" style:parent-style-name="Standard">
      <style:text-properties fo:language="pl" fo:country="PL" style:text-underline-style="none" fo:font-weight="normal" officeooo:rsid="01c6f079" officeooo:paragraph-rsid="01c6f079" style:font-weight-asian="normal" style:font-weight-complex="normal"/>
    </style:style>
    <style:style style:name="P20" style:family="paragraph" style:parent-style-name="Standard">
      <style:text-properties fo:language="pl" fo:country="PL" style:text-underline-style="none" fo:font-weight="normal" officeooo:rsid="01c7b79c" officeooo:paragraph-rsid="01c7b79c" style:font-weight-asian="normal" style:font-weight-complex="normal"/>
    </style:style>
    <style:style style:name="P21" style:family="paragraph" style:parent-style-name="Standard">
      <style:text-properties fo:language="pl" fo:country="PL" style:text-underline-style="none" fo:font-weight="normal" officeooo:rsid="01c850ef" officeooo:paragraph-rsid="01c850ef" style:font-weight-asian="normal" style:font-weight-complex="normal"/>
    </style:style>
    <style:style style:name="P22" style:family="paragraph" style:parent-style-name="Standard">
      <style:text-properties fo:language="pl" fo:country="PL" style:text-underline-style="none" fo:font-weight="normal" officeooo:rsid="01ca043d" officeooo:paragraph-rsid="01ca043d" style:font-weight-asian="normal" style:font-weight-complex="normal"/>
    </style:style>
    <style:style style:name="P23" style:family="paragraph" style:parent-style-name="Standard">
      <style:text-properties fo:language="pl" fo:country="PL" style:text-underline-style="none" fo:font-weight="normal" officeooo:rsid="01cb6523" officeooo:paragraph-rsid="01cb6523" style:font-weight-asian="normal" style:font-weight-complex="normal"/>
    </style:style>
    <style:style style:name="P24" style:family="paragraph" style:parent-style-name="Standard">
      <style:text-properties fo:language="pl" fo:country="PL" style:text-underline-style="none" fo:font-weight="normal" officeooo:rsid="01cc0ca2" officeooo:paragraph-rsid="01cc0ca2" style:font-weight-asian="normal" style:font-weight-complex="normal"/>
    </style:style>
    <style:style style:name="P25" style:family="paragraph" style:parent-style-name="Standard">
      <style:text-properties fo:language="pl" fo:country="PL" style:text-underline-style="none" fo:font-weight="normal" officeooo:rsid="01cd0c30" officeooo:paragraph-rsid="01cd0c30" style:font-weight-asian="normal" style:font-weight-complex="normal"/>
    </style:style>
    <style:style style:name="P26" style:family="paragraph" style:parent-style-name="Standard">
      <style:text-properties fo:language="pl" fo:country="PL" officeooo:rsid="00329b05" officeooo:paragraph-rsid="00329b05"/>
    </style:style>
    <style:style style:name="P27" style:family="paragraph" style:parent-style-name="Standard">
      <style:text-properties fo:language="pl" fo:country="PL" officeooo:rsid="01bbc026" officeooo:paragraph-rsid="01bbc026"/>
    </style:style>
    <style:style style:name="P28" style:family="paragraph" style:parent-style-name="Standard">
      <style:text-properties fo:language="pl" fo:country="PL" style:text-underline-style="none" fo:font-weight="normal" officeooo:rsid="01c4ee84" officeooo:paragraph-rsid="01bbc026" style:font-weight-asian="normal" style:font-weight-complex="normal"/>
    </style:style>
    <style:style style:name="P29" style:family="paragraph" style:parent-style-name="Standard">
      <style:text-properties fo:language="pl" fo:country="PL" officeooo:rsid="01d09523" officeooo:paragraph-rsid="01d09523"/>
    </style:style>
    <style:style style:name="P30" style:family="paragraph" style:parent-style-name="Standard">
      <style:text-properties fo:language="pl" fo:country="PL" officeooo:rsid="003f5dc6" officeooo:paragraph-rsid="00343946"/>
    </style:style>
    <style:style style:name="P31" style:family="paragraph" style:parent-style-name="Text_20_body">
      <style:text-properties officeooo:paragraph-rsid="01c543f4"/>
    </style:style>
    <style:style style:name="P32" style:family="paragraph" style:parent-style-name="Text_20_body">
      <style:text-properties officeooo:rsid="01d09523" officeooo:paragraph-rsid="01d09523"/>
    </style:style>
    <style:style style:name="T1" style:family="text">
      <style:text-properties officeooo:rsid="002a887a"/>
    </style:style>
    <style:style style:name="T2" style:family="text">
      <style:text-properties officeooo:rsid="0030e08b"/>
    </style:style>
    <style:style style:name="T3" style:family="text">
      <style:text-properties officeooo:rsid="005d7a8e"/>
    </style:style>
    <style:style style:name="T4" style:family="text">
      <style:text-properties officeooo:rsid="0086dc34"/>
    </style:style>
    <style:style style:name="T5" style:family="text">
      <style:text-properties officeooo:rsid="008c0fa1"/>
    </style:style>
    <style:style style:name="T6" style:family="text">
      <style:text-properties officeooo:rsid="00c4b2dd"/>
    </style:style>
    <style:style style:name="T7" style:family="text">
      <style:text-properties officeooo:rsid="01469c8e"/>
    </style:style>
    <style:style style:name="T8" style:family="text">
      <style:text-properties officeooo:rsid="01b4470b"/>
    </style:style>
    <style:style style:name="T9" style:family="text">
      <style:text-properties officeooo:rsid="0027d42c"/>
    </style:style>
    <style:style style:name="T10" style:family="text">
      <style:text-properties officeooo:rsid="01bb140b"/>
    </style:style>
    <style:style style:name="T11" style:family="text">
      <style:text-properties officeooo:rsid="01bbc026"/>
    </style:style>
    <style:style style:name="T12" style:family="text">
      <style:text-properties style:text-underline-style="none" fo:font-weight="normal" officeooo:rsid="01bbc026" style:font-weight-asian="normal" style:font-weight-complex="normal"/>
    </style:style>
    <style:style style:name="T13" style:family="text">
      <style:text-properties officeooo:rsid="01bd1f16"/>
    </style:style>
    <style:style style:name="T14" style:family="text">
      <style:text-properties officeooo:rsid="01c1063e"/>
    </style:style>
    <style:style style:name="T15" style:family="text">
      <style:text-properties officeooo:rsid="01c4ee84"/>
    </style:style>
    <style:style style:name="T16" style:family="text">
      <style:text-properties officeooo:rsid="01cf55e4"/>
    </style:style>
    <style:style style:name="T17" style:family="text">
      <style:text-properties fo:font-variant="normal" fo:text-transform="none" fo:color="#000000" loext:opacity="100%" style:font-name="Arial" fo:font-size="13.5pt" fo:letter-spacing="normal" fo:font-style="normal" fo:font-weight="normal"/>
    </style:style>
    <style:style style:name="T18" style:family="text">
      <style:text-properties fo:font-variant="normal" fo:text-transform="none" fo:color="#000000" loext:opacity="100%" style:font-name="Arial" fo:font-size="13.5pt" fo:letter-spacing="normal" fo:language="pl" fo:country="PL" fo:font-style="normal" style:text-underline-style="none" fo:font-weight="normal" officeooo:rsid="01cd0c30"/>
    </style:style>
    <style:style style:name="T19" style:family="text">
      <style:text-properties fo:font-variant="normal" fo:text-transform="none" fo:color="#222222" loext:opacity="100%" style:font-name="Arial" fo:font-size="10.5pt" fo:letter-spacing="normal" fo:font-style="normal" fo:font-weight="normal"/>
    </style:style>
    <style:style style:name="T20" style:family="text">
      <style:text-properties fo:font-variant="normal" fo:text-transform="none" fo:color="#222222" loext:opacity="100%" style:font-name="Arial" fo:font-size="10.5pt" fo:letter-spacing="normal" fo:font-style="normal" fo:font-weight="normal" officeooo:rsid="01d09523"/>
    </style:style>
    <style:style style:name="T21" style:family="text">
      <style:text-properties fo:font-variant="normal" fo:text-transform="none" fo:color="#222222" loext:opacity="100%" fo:letter-spacing="normal" style:font-name-complex="Arial" style:font-size-complex="12pt" style:font-style-complex="normal" style:font-weight-complex="normal"/>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variable-decls>
        <text:variable-decl office:value-type="float"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 </text:span><text:span text:style-name="T5">D</text:span><text:span text:style-name="T4">ate</text:span>: 2025.<text:span text:style-name="T1">0</text:span><text:span text:style-name="T16">8</text:span>.<text:span text:style-name="T16">07</text:span></text:p>
      <text:p text:style-name="P1"><text:span text:style-name="T4">* </text:span><text:span text:style-name="T5">S</text:span><text:span text:style-name="T4">ource</text:span>: <text:span text:style-name="T16">Przemek Górczyk newsletter, podcast</text:span></text:p>
      <text:p text:style-name="P2">* <text:span text:style-name="T5">A</text:span>utor:<text:span text:style-name="T16">Przemek Górczyk</text:span></text:p>
      <text:p text:style-name="P5"><text:span text:style-name="T4">* </text:span><text:span text:style-name="T5">Y</text:span><text:span text:style-name="T4">ear</text:span><text:span text:style-name="T9">: </text:span><text:span text:style-name="T16">2025</text:span></text:p>
      <text:p text:style-name="P5"><text:span text:style-name="T4">* </text:span><text:span text:style-name="T5">C</text:span><text:span text:style-name="T4">ategory</text:span>: <text:span text:style-name="T16">newsletter</text:span></text:p>
      <text:p text:style-name="P1">* <text:span text:style-name="T5">Shortname: </text:span><text:span text:style-name="T16">gorczyk</text:span></text:p>
      <text:p text:style-name="P1"><text:span text:style-name="T4">* </text:span><text:span text:style-name="T5">M</text:span><text:span text:style-name="T4">odified</text:span>: <text:date style:data-style-name="N49" text:date-value="2025-08-07T09:40:06.035584746">2025-08-07</text:date>, <text:time style:data-style-name="N61" text:time-value="2025-08-07T09:40:06.035822373">09:36:13</text:time></text:p>
      <text:p text:style-name="P4"/>
      <text:p text:style-name="P4"/>
      <text:p text:style-name="P4"/>
      <text:p text:style-name="P29">#46</text:p>
      <text:p text:style-name="P28"><text:span text:style-name="T12"/></text:p>
      <text:p text:style-name="P31"><text:span text:style-name="Strong_20_Emphasis"><text:span text:style-name="T18">Przemek, a co uważasz za swój największy życiowy sukces? </text:span></text:span><text:span text:style-name="Strong_20_Emphasis"><text:span text:style-name="T21">﻿﻿</text:span></text:span><text:span text:style-name="T19">Ostatnio mam w życiu czas weryfikacji wielu założeń – co właściwie uważam za sukces, co jest naprawdę ważne w życiu i co cenię w innych ludziach. Przez lata imponowały mi różne rzeczy: ciężka praca, duża firma, elokwencja, pewność siebie i… no można tak długo wymieniać. Wiele z tych rzeczy nadal robi na mnie wrażenie, ale już nie takie jak kiedyś. Mając 32 lata, wiem już, że moim największym sukcesem nie są osiągnięcia „na zewnątrz”. To, co dla mnie najważniejsze, to pewność, że można na mnie polegać. Że jestem człowiekiem, któremu można zaufać. Że jestem stabilny i – jeśli zajdzie taka potrzeba – pójdę za swoich w ogień. Wiem, że jeśli popełnię błąd, potrafię spojrzeć komuś w oczy, przyznać się i spróbować naprawić to, co zepsułem. Nie uciekam od konfrontacji, trudnych rozmów i potrafię schować ego, gdy sytuacja tego wymaga. Przez lata zbudowałem w sobie kilka zasad, które są dziś dla mnie absolutnie kluczowe. Staram się: – mówić prawdę, nawet jeśli stawia mnie w złym świetle lub może skończyć się odrzuceniem, – dbać o swoich i stawać za nimi, zwłaszcza w pokojach, w których ich nie ma, – brać odpowiedzialność za swoje działania, – przyznawać się do błędu i realnie zmieniać swoje zachowanie, – inicjować trudne rozmowy, nawet jeśli bardzo tego nie chcę,– zadawać pytania ze szczerego zainteresowania, – tworzyć wokół siebie przestrzeń, w której inni mogą być sobą – a przynajmniej próbuję to robić. Od dłuższego czasu zadaję sobie też pytanie: co sprawia, że chcę, żeby ktoś był częścią mojego życia? I odwrotnie – dlaczego czasem, mimo pozornej kompatybilności, czuję, że wolę trzymać dystans? W tym kontekście przypomina mi się moja rozmowa z prof. Tomaszem Grzybem o eksperymencie Milgrama i jego replikacjach. Tylko nieliczne osoby potrafiły w nich przeciwstawić się prowadzącemu – i wszystkie z nich miały za sobą konkretne doświadczenie w stawianiu oporu w przeszłości. To doświadczenie czynu, a nie deklaracji, robi różnicę. To nie tytuł profesora, nie wielkość biznesu, nie osiągnięcia sportowe, nie religia ani elokwencja świadczą o człowieku. Nie liczy się to, co ktoś mówi, tylko to, co robi. Zwłaszcza wtedy, gdy robi się trudno i koszt dowożenia deklaracji rośnie. Teraz bardzo rzetelnie przykładam słowa – swoje i cudze – do późniejszych działań. Patrzę, kto naprawdę stoi za tym, co mówi. Słowa są tanie i stać na nie wiele osób. Prawda pokazuje się w działaniu. Więc jeśli miałbym wybrać mój największy sukces, to byłoby to to, że zbudowałem w sobie człowieka, na którego można liczyć – nie wtedy, gdy jest łatwo i wygodnie, ale przede wszystkim, gdy robi się naprawdę ciężko. To w takich momentach wychodzi prawda. I tylko ten rodzaj prawdy – w sobie i innych – uznaję za wart zaufania. Reszta nie ma znaczenia. </text:span><text:span text:style-name="T20">(newsletter #46)</text:span></text:p>
      <text:p text:style-name="P32"><text:span text:style-name="T20">(</text:span><text:span text:style-name="T19">Przemek Górczy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8-07T09:40:05.849339573</dc:date>
    <meta:editing-duration>PT23H33M58S</meta:editing-duration>
    <meta:editing-cycles>412</meta:editing-cycles>
    <meta:generator>LibreOffice/7.3.7.2$Linux_X86_64 LibreOffice_project/30$Build-2</meta:generator>
    <meta:document-statistic meta:table-count="0" meta:image-count="0" meta:object-count="0" meta:page-count="1" meta:paragraph-count="10" meta:word-count="473" meta:character-count="3016" meta:non-whitespace-character-count="2538"/>
  </office:meta>
</office:document-meta>
</file>